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3436" calcext:value-type="float">
            <text:p>5.3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3181152510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7092" calcext:value-type="float">
            <text:p>4.92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